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acd75" officeooo:paragraph-rsid="001acd75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OR QUE EU TENHO QUE IR PARA A ESCOLA</text:span></text:p>
      <text:p text:style-name="P1"><text:span text:style-name="T1"/></text:p>
      <text:p text:style-name="P1"><text:span text:style-name="T1">Assim como a família, a escola tem também sua fundamental importância para o aprendizado de todos nós, principalmente das crianças e adolescentes. </text:span><text:span text:style-name="T2">A escola possibilita através da convivência uns com os outros uma troca de conhecimento, um amadurecimento intelectual e amistoso, contribuindo assim para o convívio social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0:55:57.689480731</meta:creation-date>
    <dc:date>2022-10-03T11:01:38.879112642</dc:date>
    <meta:editing-duration>PT5M41S</meta:editing-duration>
    <meta:editing-cycles>1</meta:editing-cycles>
    <meta:document-statistic meta:table-count="0" meta:image-count="0" meta:object-count="0" meta:page-count="1" meta:paragraph-count="2" meta:word-count="56" meta:character-count="357" meta:non-whitespace-character-count="303"/>
    <meta:generator>LibreOffice/5.1.6.2$Linux_X86_64 LibreOffice_project/10m0$Build-2</meta:generator>
  </office:meta>
</office:document-meta>
</file>